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system-ui, 'Apple Color Emoji', 'Segoe UI Emoj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style:font-name="Segoe UI" fo:font-size="11pt" fo:letter-spacing="normal" fo:font-style="normal" fo:font-weight="normal"/>
    </style:style>
    <style:style style:name="P2" style:family="paragraph" style:parent-style-name="Text_20_body" style:list-style-name="L1">
      <style:paragraph-properties fo:orphans="2" fo:widows="2"/>
    </style:style>
    <style:style style:name="P3" style:family="paragraph" style:parent-style-name="Text_20_body">
      <style:paragraph-properties fo:margin-left="0cm" fo:margin-right="0cm" fo:orphans="2" fo:widows="2" fo:text-indent="0cm" style:auto-text-indent="false"/>
    </style:style>
    <style:style style:name="T1" style:family="text">
      <style:text-properties fo:font-variant="normal" fo:text-transform="none" style:font-name="Segoe UI" fo:font-size="11pt" fo:letter-spacing="normal" fo:font-style="normal" fo:font-weight="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1">Ejercicio 2. </text:span></text:span><text:span text:style-name="T1">Editar un fichero, usando el editor vi, que contenga en cada línea los comandos necesarios para resolver cada uno de los apartados siguientes, teniendo en cuenta que dichas acciones se realizarán a partir del directorio de inicio. Mientras no se indique lo contrario, todas las acciones se realizarán en dicho directorio de inicio y cada apartado se deberá resolver en una única línea de comandos (sin usar el carácter ;).</text:span></text:p>
      <text:list xml:id="list8718693251878650442" text:style-name="L1">
        <text:list-item>
          <text:p text:style-name="P1">Muestra por pantalla tus apellidos y nombre.</text:p>
          <text:p text:style-name="P1">finger</text:p>
        </text:list-item>
        <text:list-item>
          <text:p text:style-name="P1">Comprobar la fecha y la hora desde que están conectados todos los usuarios actuales de la máquina.</text:p>
          <text:p text:style-name="P1">who</text:p>
        </text:list-item>
        <text:list-item>
          <text:p text:style-name="P2"><text:span text:style-name="T1">Crea un directorio llamado </text:span><text:span text:style-name="Emphasis"><text:span text:style-name="T1">directorio1</text:span></text:span><text:span text:style-name="T1">.</text:span></text:p>
          <text:p text:style-name="P2"><text:span text:style-name="T1">Mkdir directorio1</text:span></text:p>
        </text:list-item>
        <text:list-item>
          <text:p text:style-name="P2"><text:span text:style-name="T1">Copia en tu directorio </text:span><text:span text:style-name="Emphasis"><text:span text:style-name="T1">directorio1 </text:span></text:span><text:span text:style-name="T1">el fichero copiar que se encuentra en el directorio /</text:span><text:span text:style-name="Emphasis"><text:span text:style-name="T1">home</text:span></text:span><text:span text:style-name="T1">/</text:span><text:span text:style-name="Emphasis"><text:span text:style-name="T1">ficherosdatos</text:span></text:span><text:span text:style-name="T1">.</text:span></text:p>
          <text:p text:style-name="P2"><text:span text:style-name="T1">cp ficherosdatos/copiar directorio1/</text:span></text:p>
        </text:list-item>
        <text:list-item>
          <text:p text:style-name="P1">Muestra en orden alfabético el contenido del fichero copiar eliminando las líneas duplicadas.</text:p>
          <text:p text:style-name="P1">Sort copiar | uniq</text:p>
        </text:list-item>
        <text:list-item>
          <text:p text:style-name="P1">Usando el editor vi, crea un fichero llamado dígitos que contenga en líneas distintas y en orden creciente, los diez dígitos decimales escritos en letra usando el castellano.</text:p>
          <text:p text:style-name="P1">Vi digitos</text:p>
          <text:p text:style-name="P1">cero con uno</text:p>
          <text:p text:style-name="P1">cero con dos</text:p>
          <text:p text:style-name="P1">cero con tres</text:p>
          <text:p text:style-name="P1">cero con cuatro</text:p>
          <text:p text:style-name="P1">cero con cinco</text:p>
          <text:p text:style-name="P1">cero con seis</text:p>
          <text:p text:style-name="P1">cero con siete</text:p>
          <text:p text:style-name="P1">cero con ocho</text:p>
          <text:p text:style-name="P1">cero con nueve</text:p>
          <text:p text:style-name="P1">cero con diez</text:p>
        </text:list-item>
        <text:list-item>
          <text:p text:style-name="P1">Indica los pasos a seguir, usando el editor vi, para copiar al principio del fichero dígitos sus últimas tres líneas.</text:p>
        </text:list-item>
        <text:list-item>
          <text:p text:style-name="P1"/>
        </text:list-item>
        <text:list-item>
          <text:p text:style-name="P1">Sin usar el editor vi, añade al final del fichero copiar el contenido del fichero dígitos.</text:p>
        </text:list-item>
        <text:list-item>
          <text:p text:style-name="P1">Visualiza por pantalla el contenido del fichero copiar de forma ordenada eliminando las líneas duplicadas.</text:p>
        </text:list-item>
        <text:list-item>
          <text:p text:style-name="P1"><text:soft-page-break/>Con un solo comando, visualiza el número de líneas, de palabras y de bytes de tus ficheros dígitos y copiar.</text:p>
        </text:list-item>
        <text:list-item>
          <text:p text:style-name="P1">Crea en tu directorio de inicio un fichero llamado resultado que contenga el resultado de comparar los ficheros dígitos y copiar.</text:p>
        </text:list-item>
        <text:list-item>
          <text:p text:style-name="P1">Visualiza, con un solo comando, las 7 últimas líneas de tus ficheros dígitos y copiar.</text:p>
        </text:list-item>
        <text:list-item>
          <text:p text:style-name="P1">Muestra en orden el contenido de las dos últimas líneas del fichero copiar que empiece por vocal escrita en minúscula.</text:p>
        </text:list-item>
        <text:list-item>
          <text:p text:style-name="P1">Compara la entrada estándar (teclado) que generes con el contenido del fichero dígitos.</text:p>
        </text:list-item>
        <text:list-item>
          <text:p text:style-name="P1">Limpia la pantalla.</text:p>
        </text:list-item>
        <text:list-item>
          <text:p text:style-name="P2"><text:span text:style-name="T1">Cambia el nombre de tu directorio </text:span><text:span text:style-name="Emphasis"><text:span text:style-name="T1">directorio1 </text:span></text:span><text:span text:style-name="T1">por </text:span><text:span text:style-name="Emphasis"><text:span text:style-name="T1">otrodirectorio</text:span></text:span><text:span text:style-name="T1">.</text:span></text:p>
        </text:list-item>
        <text:list-item>
          <text:p text:style-name="P1">Crea un fichero llamado listado que contenga, del directorio /home, el listado corto de aquellos ficheros/directorios cuyo nombre comience por “a”.</text:p>
        </text:list-item>
        <text:list-item>
          <text:p text:style-name="P1">Cambia de modo simbólico los permisos al fichero copiar de forma que ninguna categoría de usuario tenga el permiso de lectura.</text:p>
        </text:list-item>
        <text:list-item>
          <text:p text:style-name="P1">Cambia la máscara para tener los siguientes permisos por defecto: ficheros r w – r - - r - - directorios r w x r w x r - -</text:p>
        </text:list-item>
        <text:list-item>
          <text:p text:style-name="P1">Muestra el calendario del mes de Septiembre de 1999.</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system-ui, 'Apple Color Emoji', 'Segoe UI Emoj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7M4S</meta:editing-duration>
    <meta:editing-cycles>4</meta:editing-cycles>
    <meta:generator>OpenOffice/4.1.7$Win32 OpenOffice.org_project/417m1$Build-9800</meta:generator>
    <dc:date>2021-11-30T12:43:55.67</dc:date>
    <dc:creator>javier loureiro</dc:creator>
    <meta:document-statistic meta:table-count="0" meta:image-count="0" meta:object-count="0" meta:page-count="2" meta:paragraph-count="37" meta:word-count="454" meta:character-count="2638"/>
    <meta:user-defined meta:name="Info 1"/>
    <meta:user-defined meta:name="Info 2"/>
    <meta:user-defined meta:name="Info 3"/>
    <meta:user-defined meta:name="Info 4"/>
  </office:meta>
</office:document-meta>
</file>